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2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style-name="ce1"/>
          <table:table-cell office:value-type="string" table:number-columns-spanned="3" table:number-rows-spanned="1" table:style-name="ce3">
            <text:p>Arco interno</text:p>
          </table:table-cell>
          <table:covered-table-cell table:number-columns-repeated="2"/>
          <table:table-cell office:value-type="string" table:number-columns-spanned="3" table:number-rows-spanned="1" table:style-name="ce3">
            <text:p>Arco Externo</text:p>
          </table:table-cell>
          <table:covered-table-cell table:number-columns-repeated="2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Analog</text:p>
          </table:table-cell>
          <table:table-cell office:value-type="string" table:style-name="ce1">
            <text:p>Rads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Analog</text:p>
          </table:table-cell>
          <table:table-cell office:value-type="string" table:style-name="ce1">
            <text:p>Rads</text:p>
          </table:table-cell>
          <table:table-cell office:value-type="string" table:style-name="ce1">
            <text:p>De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q1</text:p>
          </table:table-cell>
          <table:table-cell office:value-type="float" office:value="230" table:style-name="ce1">
            <text:p>230</text:p>
          </table:table-cell>
          <table:table-cell office:value-type="float" office:value="-1.438196636870652" table:formula="of:=[.$B$10]*[.B3]+[.$B$11]" table:style-name="ce1">
            <text:p>-1,438196637</text:p>
          </table:table-cell>
          <table:table-cell office:value-type="float" office:value="-82.402597402597408" table:formula="of:=DEGREES([.C3])" table:style-name="ce1">
            <text:p>-82,4025974</text:p>
          </table:table-cell>
          <table:table-cell office:value-type="float" office:value="795" table:style-name="ce1">
            <text:p>795</text:p>
          </table:table-cell>
          <table:table-cell office:value-type="float" office:value="1.4432966249446615" table:formula="of:=[.$B$10]*[.E3]+[.$B$11]" table:style-name="ce1">
            <text:p>1,443296625</text:p>
          </table:table-cell>
          <table:table-cell office:value-type="float" office:value="82.694805194805198" table:formula="of:=DEGREES([.F3])" table:style-name="ce1">
            <text:p>82,694805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q2</text:p>
          </table:table-cell>
          <table:table-cell office:value-type="float" office:value="314" table:style-name="ce1">
            <text:p>314</text:p>
          </table:table-cell>
          <table:table-cell office:value-type="float" office:value="-1.0097976386538621" table:formula="of:=[.$B$10]*[.B4]+[.$B$11]" table:style-name="ce1">
            <text:p>-1,009797639</text:p>
          </table:table-cell>
          <table:table-cell office:value-type="float" office:value="-57.857142857142854" table:formula="of:=DEGREES([.C4])" table:style-name="ce1">
            <text:p>-57,85714286</text:p>
          </table:table-cell>
          <table:table-cell office:value-type="float" office:value="166" table:style-name="ce1">
            <text:p>166</text:p>
          </table:table-cell>
          <table:table-cell office:value-type="float" office:value="-1.764595873607254" table:formula="of:=[.$B$10]*[.E4]+[.$B$11]" table:style-name="ce1">
            <text:p>-1,764595874</text:p>
          </table:table-cell>
          <table:table-cell office:value-type="float" office:value="-101.1038961038961" table:formula="of:=DEGREES([.F4])" table:style-name="ce1">
            <text:p>-101,10389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q3</text:p>
          </table:table-cell>
          <table:table-cell office:value-type="float" office:value="188" table:style-name="ce1">
            <text:p>188</text:p>
          </table:table-cell>
          <table:table-cell office:value-type="float" office:value="-1.6523961359790471" table:formula="of:=[.$B$10]*[.B5]+[.$B$11]" table:style-name="ce2">
            <text:p>-1,6524</text:p>
          </table:table-cell>
          <table:table-cell office:value-type="float" office:value="-94.675324675324674" table:formula="of:=DEGREES([.C5])" table:style-name="ce1">
            <text:p>-94,67532468</text:p>
          </table:table-cell>
          <table:table-cell office:value-type="float" office:value="450" table:style-name="ce1">
            <text:p>450</text:p>
          </table:table-cell>
          <table:table-cell office:value-type="float" office:value="-0.31619926058858328" table:formula="of:=[.$B$10]*[.E5]+[.$B$11]" table:style-name="ce1">
            <text:p>-0,316199261</text:p>
          </table:table-cell>
          <table:table-cell office:value-type="float" office:value="-18.116883116883127" table:formula="of:=DEGREES([.F5])" table:style-name="ce1">
            <text:p>-18,116883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q4</text:p>
          </table:table-cell>
          <table:table-cell office:value-type="float" office:value="758" table:style-name="ce1">
            <text:p>758</text:p>
          </table:table-cell>
          <table:table-cell office:value-type="float" office:value="1.2545970662063133" table:formula="of:=[.$B$10]*[.B6]+[.$B$11]" table:style-name="ce2">
            <text:p>1,2546</text:p>
          </table:table-cell>
          <table:table-cell office:value-type="float" office:value="71.88311688311687" table:formula="of:=DEGREES([.C6])" table:style-name="ce1">
            <text:p>71,88311688</text:p>
          </table:table-cell>
          <table:table-cell office:value-type="float" office:value="610" table:style-name="ce1">
            <text:p>610</text:p>
          </table:table-cell>
          <table:table-cell office:value-type="float" office:value="0.49979883125292179" table:formula="of:=[.$B$10]*[.E6]+[.$B$11]" table:style-name="ce2">
            <text:p>0,4998</text:p>
          </table:table-cell>
          <table:table-cell office:value-type="float" office:value="28.636363636363644" table:formula="of:=DEGREES([.F6])" table:style-name="ce1">
            <text:p>28,63636364</text:p>
          </table:table-cell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5.0999880740094043E-3" table:formula="of:=PI()/(2*(820-512))" table:style-name="ce1">
            <text:p>0,00509998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-2.611193893892815" table:formula="of:=-[.$B$10]*512" table:style-name="ce1">
            <text:p>-2,61119389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dio de arco minimo:</text:p>
          </table:table-cell>
          <table:table-cell table:style-name="ce1"/>
          <table:table-cell office:value-type="float" office:value="248.49080000000001" table:style-name="ce1">
            <text:p>248,49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adio de arco máximo</text:p>
          </table:table-cell>
          <table:table-cell table:style-name="ce1"/>
          <table:table-cell office:value-type="float" office:value="308.37459999999999" table:style-name="ce1">
            <text:p>308,3746</text:p>
          </table:table-cell>
          <table:table-cell table:number-columns-repeated="16381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4" number:min-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Daniel Camilo Peña Pabón</meta:initial-creator>
    <dc:creator>Daniel Camilo Peña Pabón</dc:creator>
    <meta:creation-date>2022-10-27T02:54:42Z</meta:creation-date>
    <dc:date>2022-10-28T03:23:01Z</dc:date>
  </office:meta>
</office:document-meta>
</file>